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533a1" officeooo:paragraph-rsid="001533a1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533a1" officeooo:paragraph-rsid="001533a1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fo:language="ru" fo:country="RU" officeooo:rsid="0007398f" officeooo:paragraph-rsid="001533a1" style:font-size-asian="10.5pt" style:font-size-complex="12pt"/>
    </style:style>
    <style:style style:name="P4" style:family="paragraph" style:parent-style-name="Standard">
      <style:paragraph-properties fo:line-height="150%"/>
      <style:text-properties officeooo:rsid="0017d1f0" officeooo:paragraph-rsid="0017d1f0"/>
    </style:style>
    <style:style style:name="P5" style:family="paragraph" style:parent-style-name="Standard">
      <style:paragraph-properties fo:line-height="150%"/>
      <style:text-properties officeooo:rsid="001c310b" officeooo:paragraph-rsid="001c310b"/>
    </style:style>
    <style:style style:name="P6" style:family="paragraph" style:parent-style-name="Standard">
      <style:paragraph-properties fo:line-height="150%"/>
      <style:text-properties officeooo:rsid="0017d1f0" officeooo:paragraph-rsid="001c310b"/>
    </style:style>
    <style:style style:name="P7" style:family="paragraph" style:parent-style-name="Standard">
      <style:paragraph-properties fo:line-height="150%"/>
      <style:text-properties officeooo:rsid="001533a1" officeooo:paragraph-rsid="001c310b"/>
    </style:style>
    <style:style style:name="T1" style:family="text">
      <style:text-properties officeooo:rsid="001533a1"/>
    </style:style>
    <style:style style:name="T2" style:family="text">
      <style:text-properties officeooo:rsid="0020fd4c"/>
    </style:style>
    <style:style style:name="T3" style:family="text">
      <style:text-properties officeooo:rsid="001fc67c"/>
    </style:style>
    <style:style style:name="T4" style:family="text">
      <style:text-properties fo:font-size="12pt" fo:language="ru" fo:country="RU" style:font-size-asian="10.5pt" style:font-size-complex="12pt"/>
    </style:style>
    <style:style style:name="T5" style:family="text">
      <style:text-properties fo:font-size="12pt" fo:language="ru" fo:country="RU" officeooo:rsid="0007398f" style:font-size-asian="10.5pt" style:font-size-complex="12pt"/>
    </style:style>
    <style:style style:name="T6" style:family="text">
      <style:text-properties fo:font-size="12pt" fo:language="ru" fo:country="RU" officeooo:rsid="001c310b" style:font-size-asian="10.5pt" style:font-size-complex="12pt"/>
    </style:style>
    <style:style style:name="T7" style:family="text"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T8" style:family="text">
      <style:text-properties fo:font-size="12pt" fo:language="ru" fo:country="RU" fo:font-weight="bold" officeooo:rsid="0007398f" style:font-size-asian="10.5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33a1" style:font-weight-asian="bold" style:font-weight-complex="bold"/>
    </style:style>
    <style:style style:name="T11" style:family="text">
      <style:text-properties fo:font-weight="bold" officeooo:rsid="0017d1f0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0fd4c"/>
    </style:style>
    <style:style style:name="T14" style:family="text">
      <style:text-properties style:text-underline-style="none" officeooo:rsid="002169f9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officeooo:rsid="0017d1f0"/>
    </style:style>
    <style:style style:name="T17" style:family="text">
      <style:text-properties officeooo:rsid="001c31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писание бизнес-процесса</text:p>
      <text:p text:style-name="P2"><text:tab/>Бизнес-процесс — последовательность взаимосвязанных операций, которые выполняются на предприятии для достижения определенной цели или результата. Бизнес-процесс включает различные этапы и задачи, которые должны быть выполнены в определенном порядке и с определенными ресурсами. </text:p>
      <text:p text:style-name="P1"/>
      <text:p text:style-name="P1"><text:tab/>Материалы поступают на предприятие несколькими способами: </text:p>
      <text:p text:style-name="P1">1. От поставщиков. <text:span text:style-name="T2">П</text:span><text:span text:style-name="T3">ри поступлении материалов на предприятие производится их приемка. Осуществляется проверка качества, количества и соответствие материалов требованиям, установленным в спецификационных документах или контрактах. </text:span><text:span text:style-name="T2">То есть при приемке материалы должны быть проверены на соответствие фактического количества, качества и ассортимента заявленным в сопроводительных документах поставщика данным. </text:span></text:p>
      <text:p text:style-name="P1"><text:span text:style-name="T5">Материально-ответственное лицо (МОЛ) проверяет соответствие материалов их данным, указанным в сопроводительных документах, и при отсутствии каких-либо расхождений </text:span><text:span text:style-name="T6">формируется</text:span><text:span text:style-name="T5"> </text:span><text:span text:style-name="T8">приходный ордер. </text:span></text:p>
      <text:p text:style-name="P1">2. Инвентаризация. <text:span text:style-name="T14">С целью выявления фактического наличия мтр, числящихся в бухгалтерском учете, проводится р</text:span><text:span text:style-name="T13">ег</text:span><text:span text:style-name="T14">уляр</text:span><text:span text:style-name="T13">ная инвентаризация </text:span><text:span text:style-name="T14">остатков материала на складе, т. е. проверка наличия имущества организации и состояние ее финансовых обязательств на определенную дату путем сличения фактических данных с данными бухгалтерского учета. </text:span><text:span text:style-name="T12">Составляются документы </text:span><text:span text:style-name="T15">«Инвентаризация»</text:span></text:p>
      <text:p text:style-name="P1">3. собственное производство. <text:span text:style-name="T5">Поступление материалов, изготовленных или переработанных цехами и участками собственного производства и сданных на склад материальных ценностей, должно оформляться путем выписки </text:span><text:span text:style-name="T7">приход из производства</text:span><text:span text:style-name="T5">.</text:span></text:p>
      <text:p text:style-name="P1"><text:span text:style-name="T5">4. </text:span><text:span text:style-name="T4">Документами </text:span><text:span text:style-name="T7">«Возврат из производства»</text:span><text:span text:style-name="T4"> </text:span><text:span text:style-name="T5">оформляются также операции по сдаче цехами (участками) на склад или в кладовую цеха (участка) из производства остатков неизрасходованных материалов (если они ранее были получены по требованию), а также сдача отходов от производства продукции, отходов от брака. </text:span></text:p>
      <text:p text:style-name="P1"/>
      <text:p text:style-name="P3"><text:tab/><text:span text:style-name="T17">Движение</text:span> материальных ценностей в другие склады, в кладовые цехов, участков следует рассматривать не как отпуск на производство, а как внутреннее перемещение, <text:span text:style-name="T1">которое сопровождается документом </text:span><text:span text:style-name="T10">«Внутреннее перемещение». </text:span></text:p>
      <text:p text:style-name="P1"/>
      <text:p text:style-name="P3"><text:tab/>Основным видом расхода материалов является отпуск на производство продукции, <text:span text:style-name="T1">что сопровождается документом </text:span><text:span text:style-name="T10">«Отпуск в производство».</text:span><text:span text:style-name="T1"> </text:span></text:p>
      <text:p text:style-name="P3"><text:tab/><text:span text:style-name="T10">Списание МТР</text:span><text:span text:style-name="T1"> — процесс фиксации и учета списания материалов или оборудования, которые уже не пригодны для использования или выб</text:span><text:span text:style-name="T17">ыли</text:span><text:span text:style-name="T1"> из активного использования на предприятия. </text:span></text:p>
      <text:p text:style-name="P3"><text:soft-page-break/><text:span text:style-name="T16"><text:tab/></text:span><text:span text:style-name="T11">Накладная на отпуск на сторону</text:span><text:span text:style-name="T16"> - </text:span><text:tab/><text:span text:style-name="T16">документ, который используется при отпуске или <text:s/>передаче товаров или материалов с предприятия одной стороны на </text:span><text:span text:style-name="T17">другое </text:span><text:span text:style-name="T16">предприятие или организацию. </text:span></text:p>
      <text:p text:style-name="P3"/>
      <text:p text:style-name="P3"><text:tab/><text:span text:style-name="T11">Недостача по инвентаризации</text:span><text:span text:style-name="T16"> — разница между реальным физическим количеством товаров или материалов на складе и данными, указанными в учетной системе предприятия в результате проведения инвентаризации. </text:span></text:p>
      <text:p text:style-name="P3"/>
      <text:p text:style-name="P3"/>
      <text:p text:style-name="P1"/>
      <text:p text:style-name="P1"/>
      <text:p text:style-name="P1"/>
      <text:p text:style-name="P1"><text:tab/><text:span text:style-name="T9">Наличие мтр </text:span>— <text:span text:style-name="T16">наличие определенных материалов на предприятии в определенной <text:s/>на складе. Наличие и доступность МТР для использования в производственном процессе. </text:span></text:p>
      <text:p text:style-name="P4">1. наличие МТС</text:p>
      <text:p text:style-name="P4">2. Наличие в подразделении.</text:p>
      <text:p text:style-name="P4">3. Наличие в бух. учете </text:p>
      <text:p text:style-name="P5">Учет мтр ведется по партиям. <text:s/></text:p>
      <text:p text:style-name="P6"><text:span text:style-name="T9"><text:tab/>Движение мтр</text:span> — информация о перемещении и использования материалов на предприятии. Т.е. отражение всех операций, связанных с поступлением, хранением, перемещением, выдачей, использованием и списанием МТР на предприятии. </text:p>
      <text:p text:style-name="P7"><text:span text:style-name="T16"><text:tab/></text:span><text:span text:style-name="T11">Реестр МТР б</text:span><text:span text:style-name="T9">ез движения </text:span>— <text:span text:style-name="T16">информация о мтр, которые находятся на предприятии, но не подвергаются перемещению или использованию в текущий период времени. </text:span><text:span text:style-name="T17">Проще говоря, партии материалов, ко которым не происходило движение </text:span><text:span text:style-name="T16"><text:s/></text:span><text:span text:style-name="T17">за определенный период времени. Такие партии являются проблемными местами, и в этом и состоит аналитическая часть моей выпускной работы. А также анализ с подходящим или истекшим сроком хранения. </text:span></text:p>
      <text:p text:style-name="P7"/>
      <text:p text:style-name="P7"/>
      <text:p text:style-name="P7"><text:span text:style-name="T16">фиксируются данные о наличии мтр на складе или в других хранилищах, которые ожидают своего использования, реализации или перемещения. </text:span></text:p>
      <text:p text:style-name="P1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2:08:05.471000000</meta:creation-date>
    <dc:date>2023-11-07T16:49:10.634000000</dc:date>
    <meta:editing-duration>PT4H38M24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22" meta:word-count="468" meta:character-count="3810" meta:non-whitespace-character-count="3325"/>
  </office:meta>
</office:document-meta>
</file>